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language="pt" fo:country="BR" officeooo:rsid="001861ae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12pt" fo:language="pt" fo:country="BR" officeooo:rsid="001861ae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pt" fo:country="BR" officeooo:rsid="0019ceb3" officeooo:paragraph-rsid="0019ceb3" style:font-size-asian="10.5pt" style:font-size-complex="12pt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2pt" fo:language="pt" fo:country="BR" officeooo:rsid="0019ceb3" officeooo:paragraph-rsid="001b9859" style:font-size-asian="10.5pt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pt" fo:country="BR" officeooo:rsid="001b9859" officeooo:paragraph-rsid="001b9859" style:font-size-asian="10.5pt" style:font-size-complex="12pt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2pt" fo:language="pt" fo:country="BR" officeooo:rsid="001cccf9" officeooo:paragraph-rsid="001cccf9" style:font-size-asian="10.5pt" style:font-size-complex="12pt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2pt" fo:language="pt" fo:country="BR" officeooo:rsid="001fbfc1" officeooo:paragraph-rsid="001fbfc1" style:font-size-asian="10.5pt" style:font-size-complex="12pt"/>
    </style:style>
    <style:style style:name="P8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2pt" fo:language="pt" fo:country="BR" officeooo:rsid="0021c662" officeooo:paragraph-rsid="0021c662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pt" fo:country="BR" officeooo:rsid="0021c662" officeooo:paragraph-rsid="0021c662" style:font-size-asian="10.5pt" style:font-size-complex="12pt"/>
    </style:style>
    <style:style style:name="P10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2pt" fo:language="pt" fo:country="BR" officeooo:rsid="001b9859" officeooo:paragraph-rsid="001b9859" style:font-size-asian="12pt" style:font-size-complex="12pt"/>
    </style:style>
    <style:style style:name="P11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2pt" fo:language="pt" fo:country="BR" officeooo:rsid="0026b4e6" officeooo:paragraph-rsid="0026b4e6" style:font-size-asian="12pt" style:font-size-complex="12pt"/>
    </style:style>
    <style:style style:name="P12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4pt" fo:language="pt" fo:country="BR" officeooo:rsid="0019ceb3" officeooo:paragraph-rsid="001b985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pt" fo:country="BR" officeooo:rsid="0019ceb3" officeooo:paragraph-rsid="0019ceb3" style:font-size-asian="14pt" style:font-size-complex="14pt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3pt" fo:language="pt" fo:country="BR" officeooo:rsid="001cccf9" officeooo:paragraph-rsid="001cccf9" style:font-size-asian="13pt" style:font-size-complex="13pt"/>
    </style:style>
    <style:style style:name="P15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3pt" fo:language="pt" fo:country="BR" officeooo:rsid="0019ceb3" officeooo:paragraph-rsid="001b9859" style:font-size-asian="13pt" style:font-size-complex="13pt"/>
    </style:style>
    <style:style style:name="P16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3pt" fo:language="pt" fo:country="BR" officeooo:rsid="001b9859" officeooo:paragraph-rsid="001b9859" style:font-size-asian="13pt" style:font-size-complex="13pt"/>
    </style:style>
    <style:style style:name="P17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3pt" fo:language="pt" fo:country="BR" officeooo:rsid="0026b4e6" officeooo:paragraph-rsid="0026b4e6" style:font-size-asian="13pt" style:font-size-complex="13pt"/>
    </style:style>
    <style:style style:name="P1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808080" loext:opacity="100%" fo:font-size="10pt" fo:language="pt" fo:country="BR" officeooo:rsid="001fbfc1" officeooo:paragraph-rsid="001fbfc1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808080" loext:opacity="100%" fo:font-size="10pt" fo:language="pt" fo:country="BR" officeooo:rsid="001fbfc1" officeooo:paragraph-rsid="001fbfc1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808080" loext:opacity="100%" fo:font-size="10pt" fo:language="pt" fo:country="BR" officeooo:rsid="0021c662" officeooo:paragraph-rsid="0021c662" style:font-size-asian="10pt" style:font-size-complex="10pt"/>
    </style:style>
    <style:style style:name="P21" style:family="paragraph" style:parent-style-name="Standard">
      <style:paragraph-properties fo:margin-top="0.302cm" fo:margin-bottom="0.302cm" style:contextual-spacing="false" fo:text-align="start" style:justify-single-word="false"/>
      <style:text-properties fo:color="#808080" loext:opacity="100%" fo:font-size="10pt" fo:language="pt" fo:country="BR" officeooo:rsid="001b9859" officeooo:paragraph-rsid="001b9859" style:font-size-asian="10pt" style:font-size-complex="10pt"/>
    </style:style>
    <style:style style:name="T1" style:family="text">
      <style:text-properties officeooo:rsid="0019ceb3"/>
    </style:style>
    <style:style style:name="T2" style:family="text">
      <style:text-properties officeooo:rsid="001b9859"/>
    </style:style>
    <style:style style:name="T3" style:family="text">
      <style:text-properties officeooo:rsid="001cccf9"/>
    </style:style>
    <style:style style:name="T4" style:family="text">
      <style:text-properties fo:font-size="12pt" officeooo:rsid="00201301" style:font-size-asian="12pt" style:font-size-complex="12pt"/>
    </style:style>
    <style:style style:name="T5" style:family="text">
      <style:text-properties fo:font-size="12pt" officeooo:rsid="0020327b" style:font-size-asian="12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officeooo:rsid="001e8897"/>
    </style:style>
    <style:style style:name="T8" style:family="text">
      <style:text-properties officeooo:rsid="00201301"/>
    </style:style>
    <style:style style:name="T9" style:family="text">
      <style:text-properties officeooo:rsid="0020327b"/>
    </style:style>
    <style:style style:name="T10" style:family="text">
      <style:text-properties officeooo:rsid="0021c662"/>
    </style:style>
    <style:style style:name="T11" style:family="text">
      <style:text-properties officeooo:rsid="0026b4e6"/>
    </style:style>
    <style:style style:name="T12" style:family="text">
      <style:text-properties officeooo:rsid="0028454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ização do banco de dados</text:p>
      <text:p text:style-name="P2"/>
      <text:p text:style-name="P2"><text:tab/>Esse documento tem como objetivo <text:span text:style-name="T1">a</text:span> <text:span text:style-name="T1">analise das tabelas</text:span> <text:span text:style-name="T1">no</text:span> banco de dados <text:span text:style-name="T1">e se observado desrespeito até a 3FN, </text:span>apresentar a solução para eles.</text:p>
      <text:p text:style-name="P2"/>
      <text:p text:style-name="P13">1. Tabelas <text:span text:style-name="T11">normalizadas</text:span>:</text:p>
      <text:list xml:id="list2567431203" text:style-name="L1">
        <text:list-item>
          <text:p text:style-name="P3">usuario.</text:p>
        </text:list-item>
        <text:list-item>
          <text:p text:style-name="P3"><text:span text:style-name="T10">c</text:span>argo.</text:p>
        </text:list-item>
        <text:list-item>
          <text:p text:style-name="P9">venda.</text:p>
        </text:list-item>
      </text:list>
      <text:p text:style-name="P12">2. Tabelas <text:span text:style-name="T12">não normalizadas</text:span>:</text:p>
      <text:p text:style-name="P14">2.1 Tabela “funcionario”: <text:span text:style-name="T4">Desrespeito à 1FN</text:span></text:p>
      <text:p text:style-name="P6"><text:tab/>Observado o multivalor do campo “telefone” sendo necessário a criação de <text:span text:style-name="T2">outra tabela para o armazenamento dos contatos telefônicos.</text:span></text:p>
      <text:p text:style-name="P7">Script:</text:p>
      <text:p text:style-name="P18">create table telefone_funcionario(<text:line-break/>id int not null auto_increment,<text:line-break/>id_funcionario int not null,<text:line-break/>telefone varchar(15),<text:line-break/>primary key (id),<text:line-break/>foreign key(id_funcionario) references funcionario(id)<text:line-break/>) engine = InnoDb default charset = utf8mb4;<text:line-break/><text:line-break/>alter table funcionario drop column telefone;</text:p>
      <text:p text:style-name="P15"><text:span text:style-name="T2">2.</text:span><text:span text:style-name="T3">2</text:span><text:span text:style-name="T2"> Tabela “cliente”: </text:span><text:span text:style-name="T4">Desrespeito à 1FN</text:span></text:p>
      <text:p text:style-name="P4"><text:tab/><text:span text:style-name="T2">No campo “endereço” foi observado a falta de atomicidade se mostrando necessária a exclusão do referido campo, e a criação de mais </text:span><text:span text:style-name="T8">quatro</text:span><text:span text:style-name="T2"> colunas são elas: cidade, bairro, logradouro, número de endereço. Foi observado também o multivalor do campo “telefone”, se fazendo necessário a criação de outra tabela para o armazenamento dos contatos telefônicos.</text:span></text:p>
      <text:p text:style-name="P7">Script:</text:p>
      <text:p text:style-name="P19">create table telefone_cliente(<text:line-break/>id int not null auto_increment,<text:line-break/>id_cliente int not null,<text:line-break/>telefone varchar(15),<text:line-break/>primary key (id),<text:line-break/>foreign key(id_cliente) references cliente(id)<text:line-break/>) engine = InnoDb default charset = utf8mb4;</text:p>
      <text:p text:style-name="P19">alter table cliente <text:line-break/>drop column telefone,<text:line-break/>drop column endereco,<text:line-break/>add column cidade varchar(45),<text:line-break/>add column bairro varchar(45),<text:line-break/>add column logradouro varchar(100),<text:line-break/>add column numero_residencia int;</text:p>
      <text:p text:style-name="P17">2.3 Tabela “venda”: <text:span text:style-name="T6">Desrespeito a 1FN</text:span></text:p>
      <text:p text:style-name="P10"><text:tab/><text:span text:style-name="T11">Foi observador o multivalor de “numero_cartao_pagamento” pois um cliente pode usar mais de um cartão para efetuar o pagamento, tendo isso em vista se mostra necessario a criação de outra tabela para armazenamento dos cartões utilizados.</text:span></text:p>
      <text:p text:style-name="P11"><text:soft-page-break/>Script:</text:p>
      <text:p text:style-name="P21">create table cartoes_usados(<text:line-break/>id int not null auto_increment,<text:line-break/>id_cliente int not null,<text:line-break/>numero_cartao varchar(16),<text:line-break/>primary key(id),<text:line-break/>foreign key(id_cliente) references cliente(id)<text:line-break/>) engine = InnoDB default charset = utf8mb4;<text:line-break/><text:line-break/>alter table venda drop column numero_cartao_pagamento;</text:p>
      <text:p text:style-name="P16">2.<text:span text:style-name="T11">4</text:span> Tabela “item_venda”: <text:span text:style-name="T4">Des</text:span><text:span text:style-name="T5">respeito a 2FN</text:span></text:p>
      <text:p text:style-name="P5"><text:tab/><text:span text:style-name="T7">É necessário a transferencia do campo “valor_unitario” para a tabela “produto” além do</text:span> campo “<text:span text:style-name="T3">nome_produto” se mostra</text:span><text:span text:style-name="T7">r</text:span><text:span text:style-name="T3"> desnecessario </text:span><text:span text:style-name="T9">e redundante</text:span><text:span text:style-name="T3">, visto que com “produto_id” já é possível fazer a identificação do produto que está sendo vendido.</text:span></text:p>
      <text:p text:style-name="P8">Script:</text:p>
      <text:p text:style-name="P20">alter table item_venda drop column valor_unitario, drop column nome_produto;<text:line-break/>alter table produto add column valor_unitario decimal(6,2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13:00:43.465000000</meta:creation-date>
    <dc:date>2023-01-05T16:14:29.071000000</dc:date>
    <meta:editing-duration>PT1H41M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4" meta:word-count="355" meta:character-count="2516" meta:non-whitespace-character-count="2180"/>
  </office:meta>
</office:document-meta>
</file>